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6">
      <style:paragraph-properties fo:margin-top="0cm" fo:margin-bottom="0cm" style:contextual-spacing="true" fo:line-height="100%"/>
    </style:style>
    <style:style style:name="P2" style:family="paragraph" style:parent-style-name="List_20_Paragraph" style:list-style-name="WWNum8">
      <style:paragraph-properties fo:margin-top="0cm" fo:margin-bottom="0cm" style:contextual-spacing="true" fo:line-height="100%"/>
    </style:style>
    <style:style style:name="P3" style:family="paragraph" style:parent-style-name="List_20_Paragraph" style:list-style-name="WWNum8">
      <style:paragraph-properties fo:margin-top="0cm" fo:margin-bottom="0.494cm" style:contextual-spacing="true" fo:line-height="100%"/>
    </style:style>
    <style:style style:name="P4" style:family="paragraph" style:parent-style-name="List_20_Paragraph" style:list-style-name="WWNum8">
      <style:paragraph-properties fo:margin-top="0cm" fo:margin-bottom="0cm" style:contextual-spacing="true" fo:line-height="100%"/>
    </style:style>
    <style:style style:name="P5" style:family="paragraph" style:parent-style-name="Normal_20__28_Web_29_">
      <style:paragraph-properties fo:margin-top="0cm" fo:margin-bottom="0cm" style:contextual-spacing="false"/>
    </style:style>
    <style:style style:name="P6" style:family="paragraph" style:parent-style-name="Normal_20__28_Web_29_" style:list-style-name="WWNum6">
      <style:paragraph-properties fo:margin-top="0cm" fo:margin-bottom="0cm" style:contextual-spacing="false"/>
    </style:style>
    <style:style style:name="P7" style:family="paragraph" style:parent-style-name="Standard">
      <style:paragraph-properties fo:margin-top="0cm" fo:margin-bottom="0cm" style:contextual-spacing="false" fo:text-align="center" style:justify-single-word="false"/>
    </style:style>
    <style:style style:name="P8" style:family="paragraph" style:parent-style-name="Standard">
      <style:paragraph-properties fo:margin-top="0cm" fo:margin-bottom="0cm" style:contextual-spacing="false" fo:text-align="center" style:justify-single-word="false"/>
      <style:text-properties fo:font-size="16pt" style:font-size-asian="16pt" style:font-size-complex="16pt"/>
    </style:style>
    <style:style style:name="P9" style:family="paragraph" style:parent-style-name="Standard">
      <style:paragraph-properties fo:margin-top="0cm" fo:margin-bottom="0cm" style:contextual-spacing="false" fo:line-height="100%"/>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top="0cm" fo:margin-bottom="0cm" style:contextual-spacing="false" fo:line-height="100%"/>
    </style:style>
    <style:style style:name="T1" style:family="text">
      <style:text-properties fo:font-size="16pt" style:font-size-asian="16pt" style:font-size-complex="16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style:font-name-asian="F" style:font-size-asian="12pt" style:font-name-complex="Times New Roman1" style:font-size-complex="12pt"/>
    </style:style>
    <style:style style:name="T4" style:family="text">
      <style:text-properties style:font-name="Times New Roman" fo:font-size="12pt" style:font-name-asian="F" style:font-size-asian="12pt" style:font-name-complex="Times New Roman1" style:font-size-complex="12pt"/>
    </style:style>
    <style:style style:name="T5" style:family="text">
      <style:text-properties style:font-name-asian="F"/>
    </style:style>
    <style:style style:name="T6" style:family="text">
      <style:text-properties style:font-name="Tahoma" style:font-name-complex="Tahom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1"><text:span text:style-name="T1">EJERCICIOS JAVASCRIPT - DOM</text:span><text:span text:style-name="T1"/></text:p>
      <text:p text:style-name="P8" loext:marker-style-name="T1"/>
      <text:p text:style-name="P8" loext:marker-style-name="T1"/>
      <text:list xml:id="list3568612549" text:style-name="WWNum6">
        <text:list-item>
          <text:p text:style-name="P1" loext:marker-style-name="T2"><text:span text:style-name="T2">A partir de la página web proporcionada y utilizando las funciones DOM, mostrar por pantalla la siguiente información:</text:span><text:span text:style-name="T2"/></text:p>
        </text:list-item>
      </text:list>
      <text:p text:style-name="P9" loext:marker-style-name="T2"/>
      <text:list text:style-name="WWNum8">
        <text:list-item>
          <text:p text:style-name="P2" loext:marker-style-name="T2"><text:span text:style-name="T2">Número de enlaces de la página</text:span><text:span text:style-name="T2"/></text:p>
        </text:list-item>
        <text:list-item>
          <text:p text:style-name="P2" loext:marker-style-name="T2"><text:span text:style-name="T2">Dirección a la que enlaza el penúltimo enlace</text:span><text:span text:style-name="T2"/></text:p>
        </text:list-item>
        <text:list-item>
          <text:p text:style-name="P2" loext:marker-style-name="T2"><text:span text:style-name="T2">Numero de enlaces que enlazan a http://prueba</text:span><text:span text:style-name="T2"/></text:p>
        </text:list-item>
        <text:list-item>
          <text:p text:style-name="P3" loext:marker-style-name="T3"><text:span text:style-name="T2">Número de enlaces del tercer párrafo</text:span><text:span text:style-name="T3"/></text:p>
        </text:list-item>
      </text:list>
      <text:p text:style-name="HTML_20_Preformatted"><text:span text:style-name="error">&lt;!DOCTYPE html&gt;</text:span></text:p>
      <text:p text:style-name="HTML_20_Preformatted">&lt;<text:span text:style-name="start-tag">html</text:span> <text:span text:style-name="attribute-name">xmlns</text:span>="http://www.w3.org/1999/xhtml"&gt;</text:p>
      <text:p text:style-name="HTML_20_Preformatted">&lt;<text:span text:style-name="start-tag">head</text:span>&gt;</text:p>
      <text:p text:style-name="HTML_20_Preformatted">&lt;<text:span text:style-name="start-tag">meta</text:span> <text:span text:style-name="attribute-name">http-equiv</text:span>="Content-Type" <text:span text:style-name="attribute-name">content</text:span>="text/html; charset=iso-8859-1" /&gt;</text:p>
      <text:p text:style-name="HTML_20_Preformatted">&lt;<text:span text:style-name="start-tag">title</text:span>&gt; DOM basico&lt;/<text:span text:style-name="end-tag">title</text:span>&gt;</text:p>
      <text:p text:style-name="HTML_20_Preformatted"/>
      <text:p text:style-name="HTML_20_Preformatted">&lt;<text:span text:style-name="start-tag">script</text:span> <text:span text:style-name="attribute-name">type</text:span>="text/javascript"&gt;</text:p>
      <text:p text:style-name="HTML_20_Preformatted"/>
      <text:p text:style-name="HTML_20_Preformatted">&lt;/<text:span text:style-name="end-tag">script</text:span>&gt;</text:p>
      <text:p text:style-name="HTML_20_Preformatted">&lt;/<text:span text:style-name="end-tag">head</text:span>&gt;</text:p>
      <text:p text:style-name="HTML_20_Preformatted"/>
      <text:p text:style-name="HTML_20_Preformatted">&lt;<text:span text:style-name="start-tag">body</text:span>&gt;</text:p>
      <text:p text:style-name="HTML_20_Preformatted">&lt;<text:span text:style-name="start-tag">p</text:span>&gt;Lorem ipsum dolor sit amet, &lt;<text:span text:style-name="start-tag">a</text:span> <text:span text:style-name="attribute-name">href</text:span>="<text:a xlink:type="simple" xlink:href="view-source:http://prueba/" text:style-name="Internet_20_link" text:visited-style-name="Visited_20_Internet_20_Link"><text:span text:style-name="Internet_20_link"><text:span text:style-name="T5">http://prueba</text:span></text:span></text:a>"&gt;consectetuer adipiscing elit&lt;/<text:span text:style-name="end-tag">a</text:span>&gt;. Sed mattis enim vitae orci. Phasellus libero. Maecenas nisl arcu, consequat congue, commodo nec, commodo ultricies, turpis. Quisque sapien nunc, posuere vitae, rutrum et, luctus at, pede. Pellentesque massa ante, ornare id, aliquam vitae, ultrices porttitor, pede. Nullam sit amet nisl elementum elit convallis malesuada. Phasellus magna sem, semper quis, faucibus ut, rhoncus non, mi. &lt;<text:span text:style-name="start-tag">a</text:span> <text:span text:style-name="attribute-name">href</text:span>="<text:a xlink:type="simple" xlink:href="view-source:http://prueba2/" text:style-name="Internet_20_link" text:visited-style-name="Visited_20_Internet_20_Link"><text:span text:style-name="Internet_20_link"><text:span text:style-name="T5">http://prueba2</text:span></text:span></text:a>"&gt;Fusce porta&lt;/<text:span text:style-name="end-tag">a</text:span>&gt;. Duis pellentesque, felis eu adipiscing ullamcorper, odio urna consequat arcu, at posuere ante quam non dolor. Lorem ipsum dolor sit amet, consectetuer adipiscing elit. Duis scelerisque. Donec lacus neque, vehicula in, eleifend vitae, venenatis ac, felis. Donec arcu. Nam sed tortor nec ipsum aliquam ullamcorper. Duis accumsan metus eu urna. Aenean vitae enim. Integer lacus. Vestibulum venenatis erat eu odio. Praesent id metus.&lt;/<text:span text:style-name="end-tag">p</text:span>&gt;</text:p>
      <text:p text:style-name="HTML_20_Preformatted"/>
      <text:p text:style-name="HTML_20_Preformatted">&lt;<text:span text:style-name="start-tag">p</text:span>&gt;Aenean at nisl. Maecenas egestas dapibus odio. Vestibulum ante ipsum primis in faucibus orci luctus et ultrices posuere cubilia Curae; Proin consequat auctor diam. &lt;<text:span text:style-name="start-tag">a</text:span> <text:span text:style-name="attribute-name">href</text:span>="<text:a xlink:type="simple" xlink:href="view-source:http://prueba/" text:style-name="Internet_20_link" text:visited-style-name="Visited_20_Internet_20_Link"><text:span text:style-name="Internet_20_link"><text:span text:style-name="T5">http://prueba</text:span></text:span></text:a>"&gt;Ut bibendum blandit est&lt;/<text:span text:style-name="end-tag">a</text:span>&gt;. Curabitur vestibulum. Nunc malesuada porttitor sapien. Aenean a lacus et metus venenatis porta. Suspendisse cursus, sem non dapibus tincidunt, lorem magna porttitor felis, id sodales dolor dolor sed urna. Sed rutrum nulla vitae tellus. Sed quis eros nec lectus tempor lacinia. Aliquam nec lectus nec neque aliquet dictum. Etiam &lt;<text:span text:style-name="start-tag">a</text:span> <text:span text:style-name="attribute-name">href</text:span>="<text:a xlink:type="simple" xlink:href="view-source:http://prueba3/" text:style-name="Internet_20_link" text:visited-style-name="Visited_20_Internet_20_Link"><text:span text:style-name="Internet_20_link"><text:span text:style-name="T5">http://prueba3</text:span></text:span></text:a>"&gt;consequat sem quis massa&lt;/<text:span text:style-name="end-tag">a</text:span>&gt;. Donec aliquam euismod diam. In magna massa, mattis id, pellentesque sit amet, porta sit amet, lectus. Curabitur posuere. Aliquam in elit. Fusce condimentum, arcu in scelerisque lobortis, ante arcu scelerisque mi, at cursus mi risus sed tellus.&lt;/<text:span text:style-name="end-tag">p</text:span>&gt;</text:p>
      <text:p text:style-name="HTML_20_Preformatted"/>
      <text:p text:style-name="HTML_20_Preformatted">&lt;<text:span text:style-name="start-tag">p</text:span>&gt;Donec sagittis, nibh nec ullamcorper tristique, pede velit feugiat massa, at sollicitudin justo tellus vitae justo. Vestibulum aliquet, <text:soft-page-break/>nulla sit amet imperdiet suscipit, nunc erat laoreet est, a &lt;<text:span text:style-name="start-tag">a</text:span> <text:span text:style-name="attribute-name">href</text:span>="<text:a xlink:type="simple" xlink:href="view-source:http://prueba/" text:style-name="Internet_20_link" text:visited-style-name="Visited_20_Internet_20_Link"><text:span text:style-name="Internet_20_link"><text:span text:style-name="T5">http://prueba</text:span></text:span></text:a>"&gt;aliquam leo odio sed sem&lt;/<text:span text:style-name="end-tag">a</text:span>&gt;. Quisque eget eros vehicula diam euismod tristique. Ut dui. Donec in metus sed risus laoreet sollicitudin. Proin et nisi non arcu sodales hendrerit. In sem. Cras id augue eu lorem dictum interdum. Donec pretium. Proin &lt;<text:span text:style-name="start-tag">a</text:span> <text:span text:style-name="attribute-name">href</text:span>="<text:a xlink:type="simple" xlink:href="view-source:http://prueba4/" text:style-name="Internet_20_link" text:visited-style-name="Visited_20_Internet_20_Link"><text:span text:style-name="Internet_20_link"><text:span text:style-name="T5">http://prueba4</text:span></text:span></text:a>"&gt;egestas&lt;/<text:span text:style-name="end-tag">a</text:span>&gt; adipiscing ligula. Duis iaculis laoreet turpis. Mauris mollis est sit amet diam. Curabitur hendrerit, eros quis malesuada tristique, ipsum odio euismod tortor, a vestibulum nisl mi at odio. &lt;<text:span text:style-name="start-tag">a</text:span> <text:span text:style-name="attribute-name">href</text:span>="<text:a xlink:type="simple" xlink:href="view-source:http://prueba5/" text:style-name="Internet_20_link" text:visited-style-name="Visited_20_Internet_20_Link"><text:span text:style-name="Internet_20_link"><text:span text:style-name="T5">http://prueba5</text:span></text:span></text:a>"&gt;Sed non lectus non est pellentesque&lt;/<text:span text:style-name="end-tag">a</text:span>&gt; auctor.&lt;/<text:span text:style-name="end-tag">p</text:span>&gt;</text:p>
      <text:p text:style-name="HTML_20_Preformatted">&lt;/<text:span text:style-name="end-tag">body</text:span>&gt;</text:p>
      <text:p text:style-name="HTML_20_Preformatted">&lt;/<text:span text:style-name="end-tag">html</text:span>&gt;</text:p>
      <text:p text:style-name="P5" loext:marker-style-name="HTML Code"><text:span text:style-name="HTML_20_Code"/></text:p>
      <text:list text:continue-list="list3568612549" text:style-name="WWNum6">
        <text:list-item>
          <text:p text:style-name="P6">Completar el código JavaScript proporcionado para que cuando se pinche sobre el enlace se muestre completo el contenido de texto. Además, el enlace debe dejar de mostrarse después de pulsarlo por primera vez. En este ejercicio, sólo se debe saber que al pinchar sobre el enlace, se ejecuta la función llamada <text:s/><text:span text:style-name="HTML_20_Code">muestra()</text:span>.<text:line-break/></text:p>
        </text:list-item>
      </text:list>
      <text:p text:style-name="HTML_20_Preformatted"><text:span text:style-name="error">&lt;!DOCTYPE html&gt;</text:span></text:p>
      <text:p text:style-name="HTML_20_Preformatted">&lt;<text:span text:style-name="start-tag">html</text:span> <text:span text:style-name="attribute-name">xmlns</text:span>="http://www.w3.org/1999/xhtml"&gt;</text:p>
      <text:p text:style-name="HTML_20_Preformatted">&lt;<text:span text:style-name="start-tag">head</text:span>&gt;</text:p>
      <text:p text:style-name="HTML_20_Preformatted">&lt;<text:span text:style-name="start-tag">meta</text:span> <text:span text:style-name="attribute-name">http-equiv</text:span>="Content-Type" <text:span text:style-name="attribute-name">content</text:span>="text/html; charset=iso-8859-1" /&gt;</text:p>
      <text:p text:style-name="HTML_20_Preformatted">&lt;<text:span text:style-name="start-tag">title</text:span>&gt; DOM b<text:span text:style-name="T6">a</text:span>sico y atributos XHTML&lt;/<text:span text:style-name="end-tag">title</text:span>&gt;</text:p>
      <text:p text:style-name="HTML_20_Preformatted"/>
      <text:p text:style-name="HTML_20_Preformatted">&lt;<text:span text:style-name="start-tag">style</text:span> <text:span text:style-name="attribute-name">type</text:span>="text/css"&gt;</text:p>
      <text:p text:style-name="HTML_20_Preformatted">.oculto { display: none; }</text:p>
      <text:p text:style-name="HTML_20_Preformatted">.visible { display: inline; }</text:p>
      <text:p text:style-name="HTML_20_Preformatted">&lt;/<text:span text:style-name="end-tag">style</text:span>&gt;</text:p>
      <text:p text:style-name="HTML_20_Preformatted">&lt;<text:span text:style-name="start-tag">script</text:span> <text:span text:style-name="attribute-name">type</text:span>="text/javascript"&gt;</text:p>
      <text:p text:style-name="HTML_20_Preformatted">function muestra() {</text:p>
      <text:p text:style-name="HTML_20_Preformatted"/>
      <text:p text:style-name="HTML_20_Preformatted">}</text:p>
      <text:p text:style-name="HTML_20_Preformatted">&lt;/<text:span text:style-name="end-tag">script</text:span>&gt;</text:p>
      <text:p text:style-name="HTML_20_Preformatted">&lt;/<text:span text:style-name="end-tag">head</text:span>&gt;</text:p>
      <text:p text:style-name="HTML_20_Preformatted"/>
      <text:p text:style-name="HTML_20_Preformatted">&lt;<text:span text:style-name="start-tag">body</text:span>&gt;</text:p>
      <text:p text:style-name="HTML_20_Preformatted">&lt;<text:span text:style-name="start-tag">p</text:span> <text:span text:style-name="attribute-name">id</text:span>="texto"&gt;Lorem ipsum dolor sit amet, consectetuer adipiscing elit. Sed mattis enim vitae orci. Phasellus libero. Maecenas nisl arcu, consequat congue, commodo nec, commodo ultricies, turpis. Quisque sapien nunc, posuere vitae, rutrum et, luctus at, pede. Pellentesque massa ante, ornare id, aliquam vitae, ultrices porttitor, pede. &lt;<text:span text:style-name="start-tag">span</text:span> <text:span text:style-name="attribute-name">id</text:span>="adicional" <text:span text:style-name="attribute-name">class</text:span>="oculto"&gt;Nullam sit amet nisl elementum elit convallis malesuada. Phasellus magna sem, semper quis, faucibus ut, rhoncus non, mi. Duis pellentesque, felis eu adipiscing ullamcorper, odio urna consequat arcu, at posuere ante quam non dolor. Lorem ipsum dolor sit amet, consectetuer adipiscing elit. Duis scelerisque. Donec lacus neque, vehicula in, eleifend vitae, venenatis ac, felis. Donec arcu. Nam sed tortor nec ipsum aliquam ullamcorper. Duis accumsan metus eu urna. Aenean vitae enim. Integer lacus. Vestibulum venenatis erat eu odio. Praesent id metus.&lt;/<text:span text:style-name="end-tag">span</text:span>&gt;&lt;/<text:span text:style-name="end-tag">p</text:span>&gt;</text:p>
      <text:p text:style-name="HTML_20_Preformatted">&lt;<text:span text:style-name="start-tag">a</text:span> <text:span text:style-name="attribute-name">id</text:span>="enlace" <text:span text:style-name="attribute-name">href</text:span>="<text:a xlink:type="simple" xlink:href="view-source:http://librosweb.es/ejercicios/javascript/ejercicio12/ejercicio12.html" text:style-name="Internet_20_link" text:visited-style-name="Visited_20_Internet_20_Link"><text:span text:style-name="Internet_20_link"><text:span text:style-name="T5">#</text:span></text:span></text:a>" <text:span text:style-name="attribute-name">onclick</text:span>="muestra();"&gt;Seguir leyendo&lt;/<text:span text:style-name="end-tag">a</text:span>&gt;</text:p>
      <text:p text:style-name="HTML_20_Preformatted">&lt;/<text:span text:style-name="end-tag">body</text:span>&gt;</text:p>
      <text:p text:style-name="HTML_20_Preformatted">&lt;/<text:span text:style-name="end-tag">html</text:span>&gt;</text:p>
      <text:p text:style-name="P5"/>
      <text:p text:style-name="P5"/>
      <text:list text:continue-numbering="true" text:style-name="WWNum6">
        <text:list-item>
          <text:p text:style-name="P6">Completar el código JavaScript proporcionado para que se añadan nuevos elementos a la lista cada vez que se pulsa sobre el botón. Al igual que sucede en el ejercicio anterior, la acción de pinchar sobre un botón forma parte de los "Eventos" de <text:soft-page-break/>JavaScript que se ven en el siguiente capítulo. En este ejercicio, sólo se debe saber que al pinchar sobre el botón, se ejecuta la función llamada <text:span text:style-name="HTML_20_Code">anade()</text:span></text:p>
        </text:list-item>
      </text:list>
      <text:p text:style-name="P5"/>
      <text:p text:style-name="HTML_20_Preformatted"><text:span text:style-name="error">&lt;!DOCTYPE html&gt;</text:span></text:p>
      <text:p text:style-name="HTML_20_Preformatted">&lt;<text:span text:style-name="start-tag">html</text:span> <text:span text:style-name="attribute-name">xmlns</text:span>="http://www.w3.org/1999/xhtml"&gt;</text:p>
      <text:p text:style-name="HTML_20_Preformatted">&lt;<text:span text:style-name="start-tag">head</text:span>&gt;</text:p>
      <text:p text:style-name="HTML_20_Preformatted">&lt;<text:span text:style-name="start-tag">meta</text:span> <text:span text:style-name="attribute-name">http-equiv</text:span>="Content-Type" <text:span text:style-name="attribute-name">content</text:span>="text/html; charset=iso-8859-1" /&gt;</text:p>
      <text:p text:style-name="HTML_20_Preformatted">&lt;<text:span text:style-name="start-tag">title</text:span>&gt; DOM basico y atributos XHTML&lt;/<text:span text:style-name="end-tag">title</text:span>&gt;</text:p>
      <text:p text:style-name="HTML_20_Preformatted"/>
      <text:p text:style-name="HTML_20_Preformatted">&lt;<text:span text:style-name="start-tag">script</text:span> <text:span text:style-name="attribute-name">type</text:span>="text/javascript"&gt;</text:p>
      <text:p text:style-name="HTML_20_Preformatted">function anade() {</text:p>
      <text:p text:style-name="HTML_20_Preformatted"/>
      <text:p text:style-name="HTML_20_Preformatted">}</text:p>
      <text:p text:style-name="HTML_20_Preformatted">&lt;/<text:span text:style-name="end-tag">script</text:span>&gt;</text:p>
      <text:p text:style-name="HTML_20_Preformatted">&lt;/<text:span text:style-name="end-tag">head</text:span>&gt;</text:p>
      <text:p text:style-name="HTML_20_Preformatted"/>
      <text:p text:style-name="HTML_20_Preformatted">&lt;<text:span text:style-name="start-tag">body</text:span>&gt;</text:p>
      <text:p text:style-name="HTML_20_Preformatted">&lt;<text:span text:style-name="start-tag">ul</text:span> <text:span text:style-name="attribute-name">id</text:span>="lista"&gt;</text:p>
      <text:p text:style-name="HTML_20_Preformatted"><text:tab/>&lt;<text:span text:style-name="start-tag">li</text:span>&gt;Lorem ipsum dolor sit amet&lt;/<text:span text:style-name="end-tag">li</text:span>&gt;</text:p>
      <text:p text:style-name="HTML_20_Preformatted"><text:tab/>&lt;<text:span text:style-name="start-tag">li</text:span>&gt;Consectetuer adipiscing elit&lt;/<text:span text:style-name="end-tag">li</text:span>&gt;</text:p>
      <text:p text:style-name="HTML_20_Preformatted"><text:tab/>&lt;<text:span text:style-name="start-tag">li</text:span>&gt;Sed mattis enim vitae orci&lt;/<text:span text:style-name="end-tag">li</text:span>&gt;</text:p>
      <text:p text:style-name="HTML_20_Preformatted"><text:tab/>&lt;<text:span text:style-name="start-tag">li</text:span>&gt;Phasellus libero&lt;/<text:span text:style-name="end-tag">li</text:span>&gt;</text:p>
      <text:p text:style-name="HTML_20_Preformatted"><text:tab/>&lt;<text:span text:style-name="start-tag">li</text:span>&gt;Maecenas nisl arcu&lt;/<text:span text:style-name="end-tag">li</text:span>&gt;</text:p>
      <text:p text:style-name="HTML_20_Preformatted">&lt;/<text:span text:style-name="end-tag">ul</text:span>&gt;</text:p>
      <text:p text:style-name="HTML_20_Preformatted">&lt;<text:span text:style-name="start-tag">input</text:span> <text:span text:style-name="attribute-name">type</text:span>="button" <text:span text:style-name="attribute-name">value</text:span>="Anadir elemento" <text:span text:style-name="attribute-name">onclick</text:span>="anade();"&gt;</text:p>
      <text:p text:style-name="HTML_20_Preformatted">&lt;/<text:span text:style-name="end-tag">body</text:span>&gt;</text:p>
      <text:p text:style-name="HTML_20_Preformatted">&lt;/<text:span text:style-name="end-tag">html</text:span>&gt;</text:p>
      <text:p text:style-name="P5"><text:line-break/></text:p>
      <text:list text:continue-numbering="true" text:style-name="WWNum6">
        <text:list-item>
          <text:p text:style-name="P6">Completar el código JavaScript proporcionado para que cuando hagamos click en el cuarto y quinto parrafo haga lo que se explica en el parrafo.</text:p>
        </text:list-item>
      </text:list>
      <text:p text:style-name="P5"/>
      <text:p text:style-name="HTML_20_Preformatted" loext:marker-style-name="error"><text:span text:style-name="error">&lt;!DOCTYPE html PUBLIC "-//W3C//DTD XHTML 1.0 Transitional//EN"</text:span></text:p>
      <text:p text:style-name="HTML_20_Preformatted"><text:span text:style-name="error">"http://www.w3.org/TR/xhtml1/DTD/xhtml1-transitional.dtd"&gt;</text:span></text:p>
      <text:p text:style-name="HTML_20_Preformatted">&lt;<text:span text:style-name="start-tag">html</text:span>&gt;&lt;<text:span text:style-name="start-tag">head</text:span>&gt;</text:p>
      <text:p text:style-name="HTML_20_Preformatted"><text:s text:c="3"/>&lt;<text:span text:style-name="start-tag">title</text:span>&gt;Ver todos los párrafos&lt;/<text:span text:style-name="end-tag">title</text:span>&gt; </text:p>
      <text:p text:style-name="HTML_20_Preformatted">&lt;<text:span text:style-name="start-tag">style</text:span> <text:span text:style-name="attribute-name">type</text:span>="text/css"&gt;</text:p>
      <text:p text:style-name="HTML_20_Preformatted"><text:s text:c="3"/>#cuadro { width: 400px; height: 200px; border: 1px black solid; float: right; }</text:p>
      <text:p text:style-name="HTML_20_Preformatted"><text:s text:c="3"/>p { font-size: 1em; font-family: arial; }</text:p>
      <text:p text:style-name="HTML_20_Preformatted">&lt;/<text:span text:style-name="end-tag">style</text:span>&gt;</text:p>
      <text:p text:style-name="HTML_20_Preformatted">&lt;/<text:span text:style-name="end-tag">head</text:span>&gt;</text:p>
      <text:p text:style-name="HTML_20_Preformatted">&lt;<text:span text:style-name="start-tag">body</text:span>&gt;</text:p>
      <text:p text:style-name="HTML_20_Preformatted"><text:s text:c="3"/>&lt;<text:span text:style-name="start-tag">h1</text:span>&gt;Acceso a los párrafos&lt;/<text:span text:style-name="end-tag">h1</text:span>&gt;</text:p>
      <text:p text:style-name="HTML_20_Preformatted"><text:s text:c="3"/>&lt;<text:span text:style-name="start-tag">div</text:span> <text:span text:style-name="attribute-name">id</text:span>="cuadro"&gt;&lt;/<text:span text:style-name="end-tag">div</text:span>&gt;</text:p>
      <text:p text:style-name="HTML_20_Preformatted"><text:s text:c="5"/>&lt;<text:span text:style-name="start-tag">p</text:span>&gt;Este es el primer párrafo de esta página&lt;/<text:span text:style-name="end-tag">p</text:span>&gt;</text:p>
      <text:p text:style-name="HTML_20_Preformatted"><text:s text:c="5"/>&lt;<text:span text:style-name="start-tag">p</text:span>&gt;Este es el segundo párrafo&lt;/<text:span text:style-name="end-tag">p</text:span>&gt;</text:p>
      <text:p text:style-name="HTML_20_Preformatted"><text:s text:c="5"/>&lt;<text:span text:style-name="start-tag">p</text:span>&gt;Y este el tercero&lt;/<text:span text:style-name="end-tag">p</text:span>&gt;</text:p>
      <text:p text:style-name="HTML_20_Preformatted"><text:s text:c="5"/>&lt;<text:span text:style-name="start-tag">p</text:span> <text:span text:style-name="attribute-name">onclick</text:span>="acceder()"&gt;Pulsa en este cuarto párrafo para volver </text:p>
      <text:p text:style-name="HTML_20_Preformatted"><text:s text:c="9"/>a verlos todos en el recuadro de la derecha.&lt;/<text:span text:style-name="end-tag">p</text:span>&gt;</text:p>
      <text:p text:style-name="HTML_20_Preformatted"><text:s text:c="5"/>&lt;<text:span text:style-name="start-tag">p</text:span> <text:span text:style-name="attribute-name">onclick</text:span>="borrar()"&gt;Y pulsa en el quinto para borrar el </text:p>
      <text:p text:style-name="HTML_20_Preformatted"><text:s text:c="9"/>recuadro de la derecha.&lt;/<text:span text:style-name="end-tag">p</text:span>&gt; </text:p>
      <text:p text:style-name="HTML_20_Preformatted">&lt;/<text:span text:style-name="end-tag">body</text:span>&gt;</text:p>
      <text:p text:style-name="HTML_20_Preformatted">&lt;/<text:span text:style-name="end-tag">html</text:span>&gt;</text:p>
      <text:p text:style-name="HTML_20_Preformatted"/>
      <text:list text:continue-numbering="true" text:style-name="WWNum6">
        <text:list-item>
          <text:p text:style-name="P6">Modifica el ejercicio anterior para que solo se vea en el cuadro el parrafo en el que se ha clickado.</text:p>
        </text:list-item>
      </text:list>
      <text:p text:style-name="P5"/>
      <text:list text:continue-numbering="true" text:style-name="WWNum6">
        <text:list-item>
          <text:p text:style-name="P6"><text:soft-page-break/>Completar el código JavaScript proporcionado para que cuando hagamos click en los parrafos correspondientes se ejecute lo que pide en los parrafos.</text:p>
        </text:list-item>
      </text:list>
      <text:p text:style-name="P5"/>
      <text:p text:style-name="HTML_20_Preformatted" loext:marker-style-name="error"><text:span text:style-name="error">&lt;!DOCTYPE html PUBLIC "-//W3C//DTD XHTML 1.0 Transitional//EN"</text:span></text:p>
      <text:p text:style-name="HTML_20_Preformatted"><text:span text:style-name="error">"http://www.w3.org/TR/xhtml1/DTD/xhtml1-transitional.dtd"&gt;</text:span></text:p>
      <text:p text:style-name="HTML_20_Preformatted">&lt;<text:span text:style-name="start-tag">html</text:span>&gt;&lt;<text:span text:style-name="start-tag">head</text:span>&gt;</text:p>
      <text:p text:style-name="HTML_20_Preformatted"><text:s text:c="3"/>&lt;<text:span text:style-name="start-tag">title</text:span>&gt;Manipular nodos&lt;/<text:span text:style-name="end-tag">title</text:span>&gt; </text:p>
      <text:p text:style-name="HTML_20_Preformatted">&lt;<text:span text:style-name="start-tag">style</text:span> <text:span text:style-name="attribute-name">type</text:span>="text/css"&gt;</text:p>
      <text:p text:style-name="HTML_20_Preformatted"><text:s text:c="3"/>#cuadro <text:s/>{ width: 400px; height: 250px; border: 1px black solid; float: right; </text:p>
      <text:p text:style-name="HTML_20_Preformatted"><text:s text:c="12"/>font-family: arial; overflow: auto }</text:p>
      <text:p text:style-name="HTML_20_Preformatted"><text:s text:c="3"/>p <text:s/>{ font-size: 1em; font-family: arial; <text:s/>}</text:p>
      <text:p text:style-name="HTML_20_Preformatted">&lt;/<text:span text:style-name="end-tag">style</text:span>&gt;</text:p>
      <text:p text:style-name="HTML_20_Preformatted">&lt;/<text:span text:style-name="end-tag">head</text:span>&gt;</text:p>
      <text:p text:style-name="HTML_20_Preformatted">&lt;<text:span text:style-name="start-tag">body</text:span>&gt;</text:p>
      <text:p text:style-name="HTML_20_Preformatted"><text:s text:c="2"/>&lt;<text:span text:style-name="start-tag">h1</text:span>&gt;Manipulación <text:s/>de nodos. &lt;/<text:span text:style-name="end-tag">h1</text:span>&gt;</text:p>
      <text:p text:style-name="HTML_20_Preformatted"><text:s text:c="2"/>&lt;<text:span text:style-name="start-tag">div</text:span> <text:span text:style-name="attribute-name">id</text:span>="cuadro"&gt;</text:p>
      <text:p text:style-name="HTML_20_Preformatted"><text:s text:c="5"/>&lt;<text:span text:style-name="start-tag">h4</text:span> <text:span text:style-name="attribute-name">id</text:span>="primero"&gt;primer texto fijo&lt;/<text:span text:style-name="end-tag">h4</text:span>&gt;</text:p>
      <text:p text:style-name="HTML_20_Preformatted"><text:s text:c="5"/>&lt;<text:span text:style-name="start-tag">h4</text:span> <text:span text:style-name="attribute-name">id</text:span>="segundo"&gt;Segundo texto fijo&lt;/<text:span text:style-name="end-tag">h4</text:span>&gt;</text:p>
      <text:p text:style-name="HTML_20_Preformatted"><text:s text:c="5"/>&lt;<text:span text:style-name="start-tag">h4</text:span> <text:span text:style-name="attribute-name">id</text:span>="tercero"&gt;Tercer texto fijo&lt;/<text:span text:style-name="end-tag">h4</text:span>&gt;</text:p>
      <text:p text:style-name="HTML_20_Preformatted"><text:s text:c="2"/>&lt;/<text:span text:style-name="end-tag">div</text:span>&gt;</text:p>
      <text:p text:style-name="HTML_20_Preformatted"><text:s text:c="5"/>&lt;<text:span text:style-name="start-tag">p</text:span>&gt;Pulsa en los siguientes párrafos, para cambiar los textos de la caja de la derecha&lt;/<text:span text:style-name="end-tag">p</text:span>&gt;</text:p>
      <text:p text:style-name="HTML_20_Preformatted"><text:s text:c="5"/>&lt;<text:span text:style-name="start-tag">p</text:span> <text:span text:style-name="attribute-name">onclick</text:span>="restaurar()"&gt;Pulsa en este párrafo para restaurar el estado inicial de la caja.&lt;/<text:span text:style-name="end-tag">p</text:span>&gt;</text:p>
      <text:p text:style-name="HTML_20_Preformatted"><text:s text:c="5"/>&lt;<text:span text:style-name="start-tag">p</text:span> <text:span text:style-name="attribute-name">onclick</text:span>="debajo()"&gt;Insertar nuevo elemento debajo de todos&lt;/<text:span text:style-name="end-tag">p</text:span>&gt;</text:p>
      <text:p text:style-name="HTML_20_Preformatted"><text:s text:c="5"/>&lt;<text:span text:style-name="start-tag">p</text:span> <text:span text:style-name="attribute-name">onclick</text:span>="delante()"&gt;Insertar nuevo elemento delante del segundo.&lt;/<text:span text:style-name="end-tag">p</text:span>&gt;</text:p>
      <text:p text:style-name="HTML_20_Preformatted"><text:s text:c="5"/>&lt;<text:span text:style-name="start-tag">p</text:span> <text:span text:style-name="attribute-name">onclick</text:span>="reemplazar()"&gt;reemplazar el primer elemento de la caja por otro nuevo&lt;/<text:span text:style-name="end-tag">p</text:span>&gt;</text:p>
      <text:p text:style-name="HTML_20_Preformatted"><text:s text:c="5"/>&lt;<text:span text:style-name="start-tag">p</text:span> <text:span text:style-name="attribute-name">onclick</text:span>="suprimir()"&gt;Suprimir el tercer párrafo&lt;/<text:span text:style-name="end-tag">p</text:span>&gt;</text:p>
      <text:p text:style-name="HTML_20_Preformatted"><text:s text:c="5"/>&lt;<text:span text:style-name="start-tag">p</text:span> <text:span text:style-name="attribute-name">onclick</text:span>="cambiar()"&gt;Poner el segundo texto en último lugar&lt;/<text:span text:style-name="end-tag">p</text:span>&gt;</text:p>
      <text:p text:style-name="HTML_20_Preformatted"><text:s text:c="5"/>&lt;<text:span text:style-name="start-tag">p</text:span> <text:span text:style-name="attribute-name">onclick</text:span>="copiar()"&gt;Copia del nuevo elemento, se inserta al final&lt;/<text:span text:style-name="end-tag">p</text:span>&gt;</text:p>
      <text:p text:style-name="HTML_20_Preformatted">&lt;/<text:span text:style-name="end-tag">body</text:span>&gt;</text:p>
      <text:p text:style-name="HTML_20_Preformatted">&lt;/<text:span text:style-name="end-tag">html</text:span>&gt;</text:p>
      <text:p text:style-name="P5"/>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F" style:font-size-asian="11pt" style:language-asian="es" style:country-asian="E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F" style:font-size-asian="11pt" style:language-asian="es" style:country-asian="E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loext:linked-style-name="Título_20_1_20_Car"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con_20_formato_20_previo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353cm" style:contextual-spacing="true"/>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3_20_Car" style:display-name="Título 3 Car" style:family="text" style:parent-style-name="Default_20_Paragraph_20_Font">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TML_20_con_20_formato_20_previo_20_Car" style:display-name="HTML con formato previo Car" style:family="text" style:parent-style-name="Default_20_Paragraph_20_Font" loext:linked-style-name="HTML_20_Preformatted">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w1" style:family="text" style:parent-style-name="Default_20_Paragraph_20_Font"/>
    <style:style style:name="sy0" style:family="text" style:parent-style-name="Default_20_Paragraph_20_Font"/>
    <style:style style:name="me1" style:family="text" style:parent-style-name="Default_20_Paragraph_20_Font"/>
    <style:style style:name="br0" style:family="text" style:parent-style-name="Default_20_Paragraph_20_Font"/>
    <style:style style:name="st0" style:family="text" style:parent-style-name="Default_20_Paragraph_20_Font"/>
    <style:style style:name="nu0" style:family="text" style:parent-style-name="Default_20_Paragraph_20_Font"/>
    <style:style style:name="Título_20_4_20_Car" style:display-name="Título 4 Car" style:family="text" style:parent-style-name="Default_20_Paragraph_20_Font">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error" style:family="text" style:parent-style-name="Default_20_Paragraph_20_Font"/>
    <style:style style:name="start-tag" style:family="text" style:parent-style-name="Default_20_Paragraph_20_Font"/>
    <style:style style:name="attribute-name" style:family="text" style:parent-style-name="Default_20_Paragraph_20_Font"/>
    <style:style style:name="end-tag"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 fo:font-family="Calibri" style:font-family-generic="roman" style:font-pitch="variable" fo:font-size="11pt" fo:font-weight="bold" style:font-size-asian="11pt" style:font-weight-asian="bold" style:font-name-complex="Calibri1" style:font-family-complex="Calibri" style:font-family-generic-complex="system" style:font-pitch-complex="variable" style:font-size-complex="11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F"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su</meta:initial-creator>
    <dc:creator>ir012982bf</dc:creator>
    <meta:editing-cycles>23</meta:editing-cycles>
    <meta:creation-date>2016-08-29T06:58:00</meta:creation-date>
    <dc:date>2016-09-20T10:32:00</dc:date>
    <meta:editing-duration>PT2H40M</meta:editing-duration>
    <meta:generator>LibreOffice/24.2.7.2$Linux_X86_64 LibreOffice_project/420$Build-2</meta:generator>
    <meta:document-statistic meta:table-count="0" meta:image-count="0" meta:object-count="0" meta:page-count="4" meta:paragraph-count="114" meta:word-count="1080" meta:character-count="8091" meta:non-whitespace-character-count="6976"/>
    <meta:user-defined meta:name="AppVersion">12.0000</meta:user-defined>
    <meta:template xlink:type="simple" xlink:actuate="onRequest" xlink:title="Normal" xlink:href=""/>
  </office:meta>
</office:document-meta>
</file>